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de1f" officeooo:paragraph-rsid="001cde1f"/>
    </style:style>
    <style:style style:name="P2" style:family="paragraph" style:parent-style-name="Quotations">
      <style:paragraph-properties fo:text-align="start" style:justify-single-word="false"/>
    </style:style>
    <style:style style:name="P3" style:family="paragraph" style:parent-style-name="Quotations">
      <style:text-properties style:text-underline-style="none" fo:font-weight="normal" style:font-weight-asian="normal" style:font-weight-complex="normal"/>
    </style:style>
    <style:style style:name="P4" style:family="paragraph" style:parent-style-name="Quotations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Quotations">
      <style:text-properties fo:color="#000000" fo:background-color="transparen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bold" officeooo:rsid="001ce122" style:font-style-asian="normal" style:font-weight-asian="bold" style:font-style-complex="normal" style:font-weight-complex="bold"/>
    </style:style>
    <style:style style:name="T4" style:family="text">
      <style:text-properties style:use-window-font-color="true" fo:background-color="transparent" loext:char-shading-value="0"/>
    </style:style>
    <style:style style:name="T5" style:family="text">
      <style:text-properties style:use-window-font-color="true" officeooo:rsid="001ce122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SOBRE A BARBEARIA ALURA </text:p>
      <text:p text:style-name="P1"/>
      <text:p text:style-name="P4">Localizada no coração da cidade a barbearia alura traz para o mercado o que há de melhor para o seu cabelo e barba. Fundada em 2016, a barbearia alura já é destaque na cidade e conquista novos clientes a cada dia.</text:p>
      <text:p text:style-name="P2"><text:span text:style-name="T1">Nossa missão é: </text:span><text:span text:style-name="T2">“proporcionar au</text:span><text:span text:style-name="T3">to</text:span><text:span text:style-name="T2"> estima e qualidade de vida aos clientes”.</text:span></text:p>
      <text:p text:style-name="P3">- <text:span text:style-name="T4">Oferecemos profissionais experientes e antenados </text:span><text:span text:style-name="T5">às</text:span><text:span text:style-name="T4"> mudanças no mundo da moda. O atendimento possuí padrão </text:span><text:span text:style-name="T5">de excelência a agilidade, garantindo qualidade e satisfação dos nossos clie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text-underline-style="solid" style:text-underline-width="auto" style:text-underline-color="font-color" fo:font-weight="bold" officeooo:rsid="001ce122" style:font-size-asian="12.25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7T10:56:45.870100080</meta:creation-date>
    <dc:date>2022-06-27T11:21:58.028041895</dc:date>
    <meta:editing-duration>PT2M5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84" meta:character-count="504" meta:non-whitespace-character-count="423"/>
  </office:meta>
</office:document-meta>
</file>